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102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0.9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 style:data-style-name="N99">
      <style:table-cell-properties fo:background-color="transparent"/>
    </style:style>
    <style:style style:name="ce6" style:family="table-cell" style:parent-style-name="Default" style:data-style-name="N99"/>
    <style:style style:name="ce4" style:family="table-cell" style:parent-style-name="Default">
      <style:table-cell-properties fo:background-color="transparent"/>
    </style:style>
    <style:style style:name="ce8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_table.$A$2:$data_table.$A$59])" table:allow-empty-cell="true" table:display-list="unsorted" table:base-cell-address="data_field.B1">
          <table:error-message table:message-type="stop" table:display="true"/>
        </table:content-validation>
        <table:content-validation table:name="val2" table:condition="of:cell-content-is-in-list([$data_table.$A$2:$data_table.$A$59])" table:allow-empty-cell="true" table:display-list="unsorted" table:base-cell-address="data_field.D1">
          <table:error-message table:message-type="stop" table:display="true"/>
        </table:content-validation>
        <table:content-validation table:name="val3" table:condition="of:cell-content-is-in-list(&quot;TRUE&quot;;&quot;FALSE&quot;)" table:allow-empty-cell="true" table:display-list="unsorted" table:base-cell-address="data_field.E1">
          <table:error-message table:message-type="stop" table:display="true"/>
        </table:content-validation>
        <table:content-validation table:name="val4" table:base-cell-address="data_field.F2">
          <table:error-message table:message-type="stop" table:display="true"/>
        </table:content-validation>
      </table:content-validations>
      <table:table table:name="data_ta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ble_name</text:p>
          </table:table-cell>
          <table:table-cell office:value-type="string" calcext:value-type="string">
            <text:p>sort_rows_by</text:p>
          </table:table-cell>
        </table:table-row>
        <table:table-row table:style-name="ro1">
          <table:table-cell office:value-type="string" calcext:value-type="string">
            <text:p>additional_tag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archive_warning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ontributing_rol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ontributi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reation_typ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data_field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data_tabl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fandom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fandom_category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media_typ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occasion_occurrenc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occasion_typ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airing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airing_category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cess_stage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process_status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additional_tag_in_project</text:p>
          </table:table-cell>
          <table:table-cell office:value-type="string" calcext:value-type="string">
            <text:p>order_in_tags</text:p>
          </table:table-cell>
        </table:table-row>
        <table:table-row table:style-name="ro1">
          <table:table-cell office:value-type="string" calcext:value-type="string">
            <text:p>archive_warning_in_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haracter_in_project</text:p>
          </table:table-cell>
          <table:table-cell office:value-type="string" calcext:value-type="string">
            <text:p>order_in_tags</text:p>
          </table:table-cell>
        </table:table-row>
        <table:table-row table:style-name="ro1">
          <table:table-cell office:value-type="string" calcext:value-type="string">
            <text:p>fandom_in_project</text:p>
          </table:table-cell>
          <table:table-cell office:value-type="string" calcext:value-type="string">
            <text:p>order_in_tags</text:p>
          </table:table-cell>
        </table:table-row>
        <table:table-row table:style-name="ro1">
          <table:table-cell office:value-type="string" calcext:value-type="string">
            <text:p>fandom_category_in_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occasion_for_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airing_in_project</text:p>
          </table:table-cell>
          <table:table-cell office:value-type="string" calcext:value-type="string">
            <text:p>order_in_tags</text:p>
          </table:table-cell>
        </table:table-row>
        <table:table-row table:style-name="ro1">
          <table:table-cell office:value-type="string" calcext:value-type="string">
            <text:p>pairing_category_in_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ject_secti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ject_status_by_stag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recurring_occasi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socmed_accoun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socmed_platform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source_credi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template_typ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display_name</text:p>
          </table:table-cell>
        </table:table-row>
      </table:table>
      <table:table table:name="data_field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able_name</text:p>
          </table:table-cell>
          <table:table-cell office:value-type="string" calcext:value-type="string">
            <text:p>field_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eign_key_table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default_value</text:p>
          </table:table-cell>
          <table:table-cell office:value-type="string" calcext:value-type="string">
            <text:p>part_of_display_name</text:p>
          </table:table-cell>
          <table:table-cell office:value-type="string" calcext:value-type="string">
            <text:p>display_in_table</text:p>
          </table:table-cell>
          <table:table-cell office:value-type="string" calcext:value-type="string">
            <text:p>display_order</text:p>
          </table:table-cell>
        </table:table-row>
        <table:table-row table:style-name="ro1">
          <table:table-cell table:content-validation-name="val1" office:value-type="string" calcext:value-type="string">
            <text:p>additional_tag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additional_ta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additional_tag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rchive_warning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chive_warnin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haracter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character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haracter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contributing_rol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project_section_contributed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account_to_credit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socmed_account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contributing_rol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multivoice_character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character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ao3_cocreator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creation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data_table</text:p>
          </table:table-cell>
          <table:table-cell office:value-type="string" calcext:value-type="string">
            <text:p>table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data_table</text:p>
          </table:table-cell>
          <table:table-cell office:value-type="string" calcext:value-type="string">
            <text:p>sort_rows_b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 office:value-type="string" calcext:value-type="string">
            <text:p>ID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table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data_table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field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foreign_key_tabl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data_field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part_of_display_name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default_valu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display_in_table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4" table:content-validation-name="val4" table:formula="of:=&quot;TRUE&quot;" office:value-type="string" office:string-value="TRUE" calcext:value-type="string">
            <text:p>TRU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display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 office:value-type="float" office:value="1000000" calcext:value-type="float">
            <text:p>100000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content-validation-name="val1" office:value-type="string" calcext:value-type="string">
            <text:p>fandom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fandom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fandom</text:p>
          </table:table-cell>
          <table:table-cell office:value-type="string" calcext:value-type="string">
            <text:p>default_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fandom_category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fandom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fandom_category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language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project_s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creation_typ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creation_type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path_to_raw_file</text:p>
          </table:table-cell>
          <table:table-cell office:value-type="string" calcext:value-type="string">
            <text:p>FILEPATH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path_to_compressed_file</text:p>
          </table:table-cell>
          <table:table-cell office:value-type="string" calcext:value-type="string">
            <text:p>FILEPATH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audio_cover_art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media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audio_length</text:p>
          </table:table-cell>
          <table:table-cell office:value-type="string" calcext:value-type="string">
            <text:p>LENGTH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order_in_project_section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 office:value-type="float" office:value="1" calcext:value-type="float">
            <text:p>1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display_in_work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TRUE&quot;" office:value-type="string" office:string-value="TRUE" calcext:value-type="string">
            <text:p>TRU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direct_hosting_lin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image_alt_tex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media_typ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media_type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content-validation-name="val1" office:value-type="string" calcext:value-type="string">
            <text:p>media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occasion_occurrence</text:p>
          </table:table-cell>
          <table:table-cell office:value-type="string" calcext:value-type="string">
            <text:p>occas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recurring_occas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occasion_occurrence</text:p>
          </table:table-cell>
          <table:table-cell office:value-type="string" calcext:value-type="string">
            <text:p>occurrenc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occasion_occurrence</text:p>
          </table:table-cell>
          <table:table-cell office:value-type="string" calcext:value-type="string">
            <text:p>AO3_coll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occasion_occurrence</text:p>
          </table:table-cell>
          <table:table-cell office:value-type="string" calcext:value-type="string">
            <text:p>AO3_series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occasion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occasion_type</text:p>
          </table:table-cell>
          <table:table-cell office:value-type="string" calcext:value-type="string">
            <text:p>requires_recipient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airing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airin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airing</text:p>
          </table:table-cell>
          <table:table-cell office:value-type="string" calcext:value-type="string">
            <text:p>default_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airing_category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airing_category</text:p>
          </table:table-cell>
          <table:table-cell office:value-type="string" calcext:value-type="string">
            <text:p>default_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airing_category</text:p>
          </table:table-cell>
          <table:table-cell office:value-type="string" calcext:value-type="string">
            <text:p>detailed_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erson</text:p>
          </table:table-cell>
          <table:table-cell office:value-type="string" calcext:value-type="string">
            <text:p>unique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erson</text:p>
          </table:table-cell>
          <table:table-cell office:value-type="string" calcext:value-type="string">
            <text:p>usage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erson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erson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cess_stage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cess_stage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cess_statu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cess_status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audio_length</text:p>
          </table:table-cell>
          <table:table-cell office:value-type="string" calcext:value-type="string">
            <text:p>LENGTH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recorded_wordcount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link_to_Gdrive_folder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link_to_IA_item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link_to_AO3_wor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additional_tag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additional_tag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additional_tag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additional_tag_in_project</text:p>
          </table:table-cell>
          <table:table-cell office:value-type="string" calcext:value-type="string">
            <text:p>main_tag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additional_tag_in_project</text:p>
          </table:table-cell>
          <table:table-cell office:value-type="string" calcext:value-type="string">
            <text:p>order_in_tags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archive_warning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chive_warning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archive_warning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haracter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character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character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haracter_in_project</text:p>
          </table:table-cell>
          <table:table-cell office:value-type="string" calcext:value-type="string">
            <text:p>main_tag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character_in_project</text:p>
          </table:table-cell>
          <table:table-cell office:value-type="string" calcext:value-type="string">
            <text:p>order_in_tags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fandom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fandom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fandom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fandom_in_project</text:p>
          </table:table-cell>
          <table:table-cell office:value-type="string" calcext:value-type="string">
            <text:p>main_tag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TRUE&quot;" office:value-type="string" office:string-value="TRUE" calcext:value-type="string">
            <text:p>TRU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fandom_in_project</text:p>
          </table:table-cell>
          <table:table-cell office:value-type="string" calcext:value-type="string">
            <text:p>order_in_tags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fandom_category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fandom_category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fandom_category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occasion_occurrenc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occasion_occurrence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recipient_if_any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socmed_account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square_if_an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short_prompt_if_an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full_prompt_if_an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pairing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airing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airing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airing_in_project</text:p>
          </table:table-cell>
          <table:table-cell office:value-type="string" calcext:value-type="string">
            <text:p>main_tag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TRUE&quot;" office:value-type="string" office:string-value="TRUE" calcext:value-type="string">
            <text:p>TRU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airing_in_project</text:p>
          </table:table-cell>
          <table:table-cell office:value-type="string" calcext:value-type="string">
            <text:p>order_in_tags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airing_category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airing_category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airing_category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roject</text:p>
          </table:table-cell>
          <table:table-cell table:style-name="ce6" office:value-type="boolean" office:boolean-value="true" calcext:value-type="boolean">
            <text:p>TRUE</text:p>
          </table:table-cell>
          <table:table-cell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section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section_numb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1" calcext:value-type="float">
            <text:p>1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audio_length</text:p>
          </table:table-cell>
          <table:table-cell office:value-type="string" calcext:value-type="string">
            <text:p>LENGTH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recorded_wordcount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rating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template_typ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template_typ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template_languag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language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link_to_AO3_wor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link_to_Twitter_pos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link_to_Tumblr_pos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link_to_DW_pos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project_s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cess_stage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cess_status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last_updated</text:p>
          </table:table-cell>
          <table:table-cell office:value-type="string" calcext:value-type="string">
            <text:p>DATE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rating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ratin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6" office:value-type="boolean" office:boolean-value="true" calcext:value-type="boolean">
            <text:p>TRUE</text:p>
          </table:table-cell>
          <table:table-cell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rating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recurring_occas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recurring_occas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occasion_type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socmed_platform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erson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main_ao3_pseud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socmed_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creator_from_databas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socmed_account</text:p>
          </table:table-cell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creator_from_tex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media</text:p>
          </table:table-cell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parent_work_on_AO3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blanket_permission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recorded_wordcount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5" table:content-validation-name="val3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content-validation-name="val1" office:value-type="string" calcext:value-type="string">
            <text:p>template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aramet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5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number-columns-repeated="2" table:style-name="ce6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arameter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EXT</text:p>
          </table:table-cell>
          <table:table-cell table:content-validation-name="val2"/>
          <table:table-cell table:style-name="ce6" table:content-validation-name="val3" office:value-type="boolean" office:boolean-value="false" calcext:value-type="boolean">
            <text:p>FALSE</text:p>
          </table:table-cell>
          <table:table-cell table:content-validation-name="val4"/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number-rows-repeated="1048435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</table:table>
      <table:named-expressions/>
      <table:database-ranges>
        <table:database-range table:name="__Anonymous_Sheet_DB__0" table:target-range-address="data_table.A1:data_table.AMJ1048576">
          <table:sort>
            <table:sort-by table:field-number="1" table:data-type="automatic"/>
          </table:sort>
        </table:database-range>
        <table:database-range table:name="__Anonymous_Sheet_DB__1" table:target-range-address="data_field.A1:data_field.I13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HK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9:06:57.221389037</meta:creation-date>
    <dc:date>2024-11-13T16:38:27.112095921</dc:date>
    <meta:editing-duration>PT11H15M39S</meta:editing-duration>
    <meta:editing-cycles>45</meta:editing-cycles>
    <meta:generator>LibreOffice/7.3.7.2$Linux_X86_64 LibreOffice_project/30$Build-2</meta:generator>
    <meta:document-statistic meta:table-count="2" meta:cell-count="1120" meta:object-count="0"/>
  </office:meta>
</office:document-meta>
</file>